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495cm" style:type="center"/>
          <style:tab-stop style:position="17cm" style:type="right"/>
        </style:tab-stops>
      </style:paragraph-properties>
      <style:text-properties fo:font-size="9pt" officeooo:paragraph-rsid="001e1c59" style:font-size-asian="9pt" style:font-size-complex="9pt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size="18pt" fo:font-weight="bold" officeooo:rsid="001e1c59" officeooo:paragraph-rsid="001e1c59" style:font-size-asian="18pt" style:font-weight-asian="bold" style:font-size-complex="18pt" style:font-weight-complex="bold"/>
    </style:style>
    <style:style style:name="P3" style:family="paragraph" style:parent-style-name="Title">
      <style:text-properties officeooo:rsid="0058b0e9" officeooo:paragraph-rsid="0040a7bc"/>
    </style:style>
    <style:style style:name="P4" style:family="paragraph" style:parent-style-name="Standard">
      <style:paragraph-properties fo:margin-top="0.7cm" fo:margin-bottom="0cm" style:contextual-spacing="false" fo:keep-together="always" fo:keep-with-next="always"/>
      <style:text-properties officeooo:paragraph-rsid="00247374"/>
    </style:style>
    <style:style style:name="P5" style:family="paragraph" style:parent-style-name="Standard">
      <style:paragraph-properties fo:margin-top="0.7cm" fo:margin-bottom="0cm" style:contextual-spacing="false" fo:keep-together="always" fo:keep-with-next="always"/>
      <style:text-properties officeooo:paragraph-rsid="002dff3b"/>
    </style:style>
    <style:style style:name="P6" style:family="paragraph" style:parent-style-name="Standard">
      <style:paragraph-properties fo:margin-top="0.7cm" fo:margin-bottom="0cm" style:contextual-spacing="false" fo:keep-together="always" fo:keep-with-next="always"/>
      <style:text-properties officeooo:paragraph-rsid="002ae569"/>
    </style:style>
    <style:style style:name="P7" style:family="paragraph" style:parent-style-name="Standard">
      <style:paragraph-properties fo:margin-top="0.7cm" fo:margin-bottom="0cm" style:contextual-spacing="false" fo:keep-together="always" fo:keep-with-next="always"/>
      <style:text-properties officeooo:paragraph-rsid="0026fd3d"/>
    </style:style>
    <style:style style:name="P8" style:family="paragraph" style:parent-style-name="Standard">
      <style:paragraph-properties fo:margin-top="0.7cm" fo:margin-bottom="0cm" style:contextual-spacing="false"/>
      <style:text-properties officeooo:paragraph-rsid="002dff3b"/>
    </style:style>
    <style:style style:name="P9" style:family="paragraph" style:parent-style-name="Standard">
      <style:paragraph-properties fo:margin-top="0.101cm" fo:margin-bottom="0cm" style:contextual-spacing="false"/>
      <style:text-properties officeooo:paragraph-rsid="002adf00"/>
    </style:style>
    <style:style style:name="P10" style:family="paragraph" style:parent-style-name="Standard">
      <style:paragraph-properties fo:margin-top="0.101cm" fo:margin-bottom="0cm" style:contextual-spacing="false"/>
      <style:text-properties officeooo:paragraph-rsid="002d56df"/>
    </style:style>
    <style:style style:name="P11" style:family="paragraph" style:parent-style-name="Standard">
      <style:paragraph-properties fo:margin-top="0.101cm" fo:margin-bottom="0cm" style:contextual-spacing="false"/>
      <style:text-properties officeooo:paragraph-rsid="002dff3b"/>
    </style:style>
    <style:style style:name="P12" style:family="paragraph" style:parent-style-name="Standard">
      <style:paragraph-properties fo:margin-top="0.101cm" fo:margin-bottom="0cm" style:contextual-spacing="false"/>
      <style:text-properties officeooo:paragraph-rsid="00247374"/>
    </style:style>
    <style:style style:name="P13" style:family="paragraph" style:parent-style-name="Standard">
      <style:paragraph-properties fo:margin-top="0.101cm" fo:margin-bottom="0cm" style:contextual-spacing="false"/>
      <style:text-properties officeooo:paragraph-rsid="003945a9"/>
    </style:style>
    <style:style style:name="P14" style:family="paragraph" style:parent-style-name="Standard">
      <style:paragraph-properties fo:margin-top="0.101cm" fo:margin-bottom="0cm" style:contextual-spacing="false"/>
      <style:text-properties officeooo:paragraph-rsid="0020049d"/>
    </style:style>
    <style:style style:name="P15" style:family="paragraph" style:parent-style-name="Standard">
      <style:paragraph-properties fo:margin-top="0.101cm" fo:margin-bottom="0cm" style:contextual-spacing="false"/>
      <style:text-properties officeooo:paragraph-rsid="002ae569"/>
    </style:style>
    <style:style style:name="P16" style:family="paragraph" style:parent-style-name="Standard">
      <style:paragraph-properties fo:margin-top="0.101cm" fo:margin-bottom="0cm" style:contextual-spacing="false"/>
      <style:text-properties officeooo:paragraph-rsid="00257616"/>
    </style:style>
    <style:style style:name="P17" style:family="paragraph" style:parent-style-name="Standard">
      <style:paragraph-properties fo:margin-top="0.101cm" fo:margin-bottom="0cm" style:contextual-spacing="false"/>
      <style:text-properties officeooo:paragraph-rsid="0030c16b"/>
    </style:style>
    <style:style style:name="P18" style:family="paragraph" style:parent-style-name="Standard">
      <style:paragraph-properties fo:margin-top="0.101cm" fo:margin-bottom="0cm" style:contextual-spacing="false"/>
      <style:text-properties officeooo:rsid="0026fd3d" officeooo:paragraph-rsid="00333c15"/>
    </style:style>
    <style:style style:name="P19" style:family="paragraph" style:parent-style-name="Standard">
      <style:paragraph-properties fo:margin-top="0.101cm" fo:margin-bottom="0cm" style:contextual-spacing="false"/>
      <style:text-properties officeooo:rsid="0026fd3d" officeooo:paragraph-rsid="0026fd3d"/>
    </style:style>
    <style:style style:name="P20" style:family="paragraph" style:parent-style-name="Standard">
      <style:paragraph-properties fo:margin-top="0.101cm" fo:margin-bottom="0cm" style:contextual-spacing="false"/>
      <style:text-properties officeooo:paragraph-rsid="0026fd3d"/>
    </style:style>
    <style:style style:name="P21" style:family="paragraph" style:parent-style-name="Standard">
      <style:paragraph-properties fo:margin-top="0.3cm" fo:margin-bottom="0cm" style:contextual-spacing="false"/>
      <style:text-properties officeooo:paragraph-rsid="002dff3b"/>
    </style:style>
    <style:style style:name="P22" style:family="paragraph" style:parent-style-name="Standard">
      <style:paragraph-properties fo:margin-left="0.529cm" fo:margin-right="0cm" fo:margin-top="0cm" fo:margin-bottom="0cm" style:contextual-spacing="false" fo:text-indent="0cm" style:auto-text-indent="false"/>
      <style:text-properties officeooo:paragraph-rsid="002ae569"/>
    </style:style>
    <style:style style:name="P23" style:family="paragraph" style:parent-style-name="Standard">
      <style:paragraph-properties fo:margin-top="0cm" fo:margin-bottom="0cm" style:contextual-spacing="false"/>
      <style:text-properties officeooo:rsid="002d56df" officeooo:paragraph-rsid="002dff3b"/>
    </style:style>
    <style:style style:name="P24" style:family="paragraph" style:parent-style-name="Standard">
      <style:text-properties officeooo:rsid="00257616" officeooo:paragraph-rsid="00257616"/>
    </style:style>
    <style:style style:name="P25" style:family="paragraph" style:parent-style-name="Standard">
      <style:text-properties officeooo:paragraph-rsid="00257616"/>
    </style:style>
    <style:style style:name="P26" style:family="paragraph" style:parent-style-name="Standard">
      <style:text-properties officeooo:rsid="0026fd3d" officeooo:paragraph-rsid="00257616"/>
    </style:style>
    <style:style style:name="P27" style:family="paragraph" style:parent-style-name="Heading">
      <style:paragraph-properties fo:text-align="center" style:justify-single-word="false"/>
      <style:text-properties style:font-name="Times New Roman" fo:font-size="18pt" fo:font-weight="bold" officeooo:paragraph-rsid="0040a7bc" style:font-size-asian="18pt" style:font-weight-asian="bold" style:font-size-complex="18pt" style:font-weight-complex="bold"/>
    </style:style>
    <style:style style:name="T1" style:family="text">
      <style:text-properties officeooo:rsid="003e4df1"/>
    </style:style>
    <style:style style:name="T2" style:family="text">
      <style:text-properties officeooo:rsid="002d56df"/>
    </style:style>
    <style:style style:name="T3" style:family="text">
      <style:text-properties officeooo:rsid="001e1c59"/>
    </style:style>
    <style:style style:name="T4" style:family="text">
      <style:text-properties officeooo:rsid="0020049d"/>
    </style:style>
    <style:style style:name="T5" style:family="text">
      <style:text-properties officeooo:rsid="0022b884"/>
    </style:style>
    <style:style style:name="T6" style:family="text">
      <style:text-properties officeooo:rsid="00247374"/>
    </style:style>
    <style:style style:name="T7" style:family="text">
      <style:text-properties fo:font-weight="bold" officeooo:rsid="0022b884" style:font-weight-asian="bold" style:font-weight-complex="bold"/>
    </style:style>
    <style:style style:name="T8" style:family="text">
      <style:text-properties fo:font-weight="bold" officeooo:rsid="0020049d" style:font-weight-asian="bold" style:font-weight-complex="bold"/>
    </style:style>
    <style:style style:name="T9" style:family="text">
      <style:text-properties fo:font-weight="bold" officeooo:rsid="0026fd3d" style:font-weight-asian="bold" style:font-weight-complex="bold"/>
    </style:style>
    <style:style style:name="T10" style:family="text">
      <style:text-properties fo:font-weight="bold" officeooo:rsid="002adf00" style:font-weight-asian="bold" style:font-weight-complex="bold"/>
    </style:style>
    <style:style style:name="T11" style:family="text">
      <style:text-properties fo:font-weight="bold" officeooo:rsid="002ba382" style:font-weight-asian="bold" style:font-weight-complex="bold"/>
    </style:style>
    <style:style style:name="T12" style:family="text">
      <style:text-properties fo:font-weight="bold" officeooo:rsid="002c0262" style:font-weight-asian="bold" style:font-weight-complex="bold"/>
    </style:style>
    <style:style style:name="T13" style:family="text">
      <style:text-properties fo:font-weight="bold" officeooo:rsid="002d56df" style:font-weight-asian="bold" style:font-weight-complex="bold"/>
    </style:style>
    <style:style style:name="T14" style:family="text">
      <style:text-properties fo:font-weight="bold" officeooo:rsid="002dff3b" style:font-weight-asian="bold" style:font-weight-complex="bold"/>
    </style:style>
    <style:style style:name="T15" style:family="text">
      <style:text-properties fo:font-weight="bold" officeooo:rsid="003945a9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22b884"/>
    </style:style>
    <style:style style:name="T17" style:family="text">
      <style:text-properties officeooo:rsid="00257616"/>
    </style:style>
    <style:style style:name="T18" style:family="text">
      <style:text-properties officeooo:rsid="0026fd3d"/>
    </style:style>
    <style:style style:name="T19" style:family="text">
      <style:text-properties officeooo:rsid="002adf00"/>
    </style:style>
    <style:style style:name="T20" style:family="text">
      <style:text-properties officeooo:rsid="002ae569"/>
    </style:style>
    <style:style style:name="T21" style:family="text">
      <style:text-properties officeooo:rsid="002ba382"/>
    </style:style>
    <style:style style:name="T22" style:family="text">
      <style:text-properties fo:font-weight="normal" officeooo:rsid="002c0262" style:font-weight-asian="normal" style:font-weight-complex="normal"/>
    </style:style>
    <style:style style:name="T23" style:family="text">
      <style:text-properties fo:font-weight="normal" officeooo:rsid="002d56df" style:font-weight-asian="normal" style:font-weight-complex="normal"/>
    </style:style>
    <style:style style:name="T24" style:family="text">
      <style:text-properties fo:font-weight="normal" officeooo:rsid="002dff3b" style:font-weight-asian="normal" style:font-weight-complex="normal"/>
    </style:style>
    <style:style style:name="T25" style:family="text">
      <style:text-properties fo:font-weight="normal" officeooo:rsid="00247374" style:font-weight-asian="normal" style:font-weight-complex="normal"/>
    </style:style>
    <style:style style:name="T26" style:family="text">
      <style:text-properties fo:font-weight="normal" officeooo:rsid="003945a9" style:font-weight-asian="normal" style:font-weight-complex="normal"/>
    </style:style>
    <style:style style:name="T27" style:family="text">
      <style:text-properties fo:font-weight="normal" officeooo:rsid="0022b884" style:font-weight-asian="normal" style:font-weight-complex="normal"/>
    </style:style>
    <style:style style:name="T28" style:family="text">
      <style:text-properties fo:font-weight="normal" officeooo:rsid="0039958b" style:font-weight-asian="normal" style:font-weight-complex="normal"/>
    </style:style>
    <style:style style:name="T29" style:family="text">
      <style:text-properties fo:font-weight="normal" officeooo:rsid="003b76f9" style:font-weight-asian="normal" style:font-weight-complex="normal"/>
    </style:style>
    <style:style style:name="T30" style:family="text">
      <style:text-properties officeooo:rsid="002dff3b"/>
    </style:style>
    <style:style style:name="T31" style:family="text">
      <style:text-properties officeooo:rsid="00333c15"/>
    </style:style>
    <style:style style:name="T32" style:family="text">
      <style:text-properties officeooo:rsid="003945a9"/>
    </style:style>
    <style:style style:name="T33" style:family="text">
      <style:text-properties style:font-name="Arial" officeooo:rsid="0058b0e9"/>
    </style:style>
    <style:style style:name="T34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un 18<text:span text:style-name="T34">th</text:span>, 2014:</text:p>
      <text:p text:style-name="P27"><text:span text:style-name="T33">This file is deprecated: everything has been inserted in the “XtremWeb-HEP Introduction” document</text:span></text:p>
      <text:p text:style-name="P27">XtremWeb-HEP <text:s/>8<text:span text:style-name="T3"> <text:s text:c="2"/>– <text:s text:c="2"/>Offering and Billing</text:span></text:p>
      <text:p text:style-name="P2">Requirements</text:p>
      <text:p text:style-name="P4"><text:span text:style-name="T3">The Offering and Billing module for XtremWeb-HEP should be flexible, and should provision :</text:span></text:p>
      <text:p text:style-name="P9"><text:span text:style-name="T6">– <text:s/>several </text:span><text:span text:style-name="T11">Customers</text:span><text:span text:style-name="T10">,</text:span><text:span text:style-name="T8"> Tariff plans</text:span><text:span text:style-name="T21">, </text:span><text:span text:style-name="T10">Taxes</text:span><text:span text:style-name="T5"> and </text:span><text:span text:style-name="T13">Metrics</text:span><text:span text:style-name="T2">,</text:span></text:p>
      <text:p text:style-name="P10"><text:span text:style-name="T6">– <text:s/>several </text:span><text:span text:style-name="T12">Contract</text:span><text:span text:style-name="T7">s</text:span><text:span text:style-name="T19"> : each Contract associates a unique Customer and a unique Tariff plan,</text:span></text:p>
      <text:p text:style-name="P10"><text:span text:style-name="T6">– <text:s/>the </text:span><text:span text:style-name="T27">history</text:span><text:span text:style-name="T5"> of </text:span><text:span text:style-name="T15">details</text:span><text:span text:style-name="T32"> for </text:span><text:span text:style-name="T11">Customers</text:span><text:span text:style-name="T21">, </text:span><text:span text:style-name="T8">Tariff plans</text:span><text:span text:style-name="T25"> </text:span><text:span text:style-name="T23">and</text:span><text:span text:style-name="T21"> </text:span><text:span text:style-name="T10">Taxes</text:span><text:span text:style-name="T4">.</text:span></text:p>
      <text:p text:style-name="P5"><text:span text:style-name="T2">Each </text:span><text:span text:style-name="T13">Customer</text:span><text:span text:style-name="T2"> keeps its Contracts, even if the Customer details (name, address, VAT number, XtremWeb-HEP account, balance, ...) evolves.</text:span></text:p>
      <text:p text:style-name="P10"><text:span text:style-name="T2">The </text:span><text:span text:style-name="T11">Customer</text:span><text:span text:style-name="T12"> </text:span><text:span text:style-name="T15">details</text:span><text:span text:style-name="T22"> </text:span><text:span text:style-name="T23">keeps, </text:span><text:span text:style-name="T24">for each</text:span><text:span text:style-name="T23"> Customer, </text:span><text:span text:style-name="T24">its</text:span><text:span text:style-name="T23"> </text:span><text:span text:style-name="T2">details with their validity period :</text:span></text:p>
      <text:p text:style-name="P10"><text:span text:style-name="T17">– <text:s/>At any one time, each Customer is described by exactly 1 Customer property list,</text:span></text:p>
      <text:p text:style-name="P11"><text:span text:style-name="T17">– <text:s/>The Customer details keeps the start date of each Customer property list.</text:span></text:p>
      <text:p text:style-name="P11"><text:span text:style-name="T17">In case of evolution, we have to establish a new Customer property list, with a given start date.</text:span></text:p>
      <text:p text:style-name="P6"><text:span text:style-name="T5">A </text:span><text:span text:style-name="T7">Tariff plan</text:span><text:span text:style-name="T5"> is a </text:span><text:span text:style-name="T16">stable</text:span><text:span text:style-name="T5"> commercial name for a Tariff subscribed to by a Customer for a Contract, even if the fares and rates may evolve :</text:span></text:p>
      <text:p text:style-name="P12"><text:span text:style-name="T6">– <text:s/>At any one time, each Contract is associated to exactly 1 Tariff plan,</text:span></text:p>
      <text:p text:style-name="P12"><text:span text:style-name="T6">– <text:s/>From time to time, a Customer may voluntarily choose another Tariff plan for a Contract,</text:span></text:p>
      <text:p text:style-name="P13"><text:span text:style-name="T32">– <text:s/>The tariff plan should contain the SLA items for which there is </text:span><text:span text:style-name="T15">no</text:span><text:span text:style-name="T26"> associated metric, </text:span><text:span text:style-name="T29">in particular</text:span><text:span text:style-name="T26"> the max</text:span><text:span text:style-name="T28">imum</text:span><text:span text:style-name="T26"> number of simultaneous tasks.</text:span></text:p>
      <text:p text:style-name="P21"><text:span text:style-name="T2">The </text:span><text:span text:style-name="T7">Tariff</text:span><text:span text:style-name="T12"> </text:span><text:span text:style-name="T15">details</text:span><text:span text:style-name="T22"> </text:span><text:span text:style-name="T23">keeps, </text:span><text:span text:style-name="T24">for each</text:span><text:span text:style-name="T23"> </text:span><text:span text:style-name="T25">Tariff plan</text:span><text:span text:style-name="T23">, </text:span><text:span text:style-name="T24">its</text:span><text:span text:style-name="T23"> </text:span><text:span text:style-name="T2">details with their validity period :</text:span></text:p>
      <text:p text:style-name="P11"><text:span text:style-name="T17">– <text:s/>At any one time, a Tariff plan is implemented simultaneously for all its associated contracts by exactly 1 Tariff list,</text:span></text:p>
      <text:p text:style-name="P12"><text:span text:style-name="T5">– <text:s/>As a consequence, at any one time, each Contract is associated to exactly 1 Tariff list,</text:span></text:p>
      <text:p text:style-name="P14"><text:span text:style-name="T4">– <text:s/>A Tariff list takes into account several </text:span><text:span text:style-name="T8">Metrics</text:span><text:span text:style-name="T4">,</text:span></text:p>
      <text:p text:style-name="P15"><text:span text:style-name="T4">– <text:s/>A Tariff defines, for each Metric :</text:span></text:p>
      <text:p text:style-name="P22"><text:span text:style-name="T20">- <text:s/>an immutable package fare for a certain amount of resources and/or</text:span></text:p>
      <text:p text:style-name="P22"><text:span text:style-name="T20">- <text:s/>an immutable proportional fare for usage beyond the package.</text:span></text:p>
      <text:p text:style-name="P16"><text:span text:style-name="T17">– <text:s/>The Tariff details keeps the start date of each Tariff.</text:span></text:p>
      <text:p text:style-name="P16"><text:span text:style-name="T17">In case of fare and/or rate evolution for a Tariff plan, we have to establish a new Tariff list, with a given start date.</text:span></text:p>
      <text:p text:style-name="P5"><text:span text:style-name="T2">Each </text:span><text:span text:style-name="T14">Tax</text:span><text:span text:style-name="T2"> keeps its name, even if the Tax details (level, rate) evolves.</text:span></text:p>
      <text:p text:style-name="P11"><text:span text:style-name="T2">The </text:span><text:span text:style-name="T14">Tax</text:span><text:span text:style-name="T12"> </text:span><text:span text:style-name="T15">details</text:span><text:span text:style-name="T22"> </text:span><text:span text:style-name="T23">keeps, </text:span><text:span text:style-name="T24">for each</text:span><text:span text:style-name="T23"> </text:span><text:span text:style-name="T24">Tax</text:span><text:span text:style-name="T23">, </text:span><text:span text:style-name="T24">its</text:span><text:span text:style-name="T23"> </text:span><text:span text:style-name="T2">details with their validity period :</text:span></text:p>
      <text:p text:style-name="P9"><text:span text:style-name="T17">– <text:s/>At any one time, the legal taxes are implemented by exactly 1 Taxes list,</text:span></text:p>
      <text:p text:style-name="P9"><text:soft-page-break/><text:span text:style-name="T19">– <text:s/>Each Tax has a level : <text:s/>For example, it is often needed to apply local taxes on the price excluding tax, and then VAT on the sum,</text:span></text:p>
      <text:p text:style-name="P17"><text:span text:style-name="T17">– <text:s/>The Tax details keeps the start date of each Tax list.</text:span></text:p>
      <text:p text:style-name="P16"><text:span text:style-name="T17">In case of tax evolution, we have to establish a new Tax list, with a given start date.</text:span></text:p>
      <text:p text:style-name="P8"><text:span text:style-name="T30">Each </text:span><text:span text:style-name="T13">Contract</text:span><text:span text:style-name="T6"> keeps the start and end dates of each Tariff plan subscribed by each Customer.</text:span></text:p>
      <text:p text:style-name="P7"><text:span text:style-name="T18">For each </text:span><text:span text:style-name="T9">Metric</text:span><text:span text:style-name="T18">, we have to :</text:span></text:p>
      <text:p text:style-name="P18">– <text:s/>define the <text:span text:style-name="T31">list of applicable taxes</text:span>,</text:p>
      <text:p text:style-name="P18">– <text:s/>define the standard duration of a measurement,</text:p>
      <text:p text:style-name="P19">– <text:s/>make measurements for contiguous periods of time,</text:p>
      <text:p text:style-name="P20"><text:span text:style-name="T18">– <text:s/>store each measurement with its start time and the duration of the associated period of time.</text:span></text:p>
      <text:p text:style-name="P23"/>
      <text:p text:style-name="P24"/>
      <text:p text:style-name="P25"><text:span text:style-name="T17">This permits, at any one time, to reproducibly calculate the bill for a Contract with the fares and taxes which were applicable at the time of resource usage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495cm" style:type="center"/>
          <style:tab-stop style:position="17cm" style:type="right"/>
        </style:tab-stops>
      </style:paragraph-properties>
      <style:text-properties fo:font-size="9pt" officeooo:paragraph-rsid="001e1c59" style:font-size-asian="9pt" style:font-size-complex="9pt"/>
    </style:style>
    <style:style style:name="MT1" style:family="text">
      <style:text-properties officeooo:rsid="003e4df1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title>XtremWeb-HEP Offering and Billing Requirements</text:title><text:tab/>V1.<text:span text:style-name="MT1">3</text:span> - <text:date style:data-style-name="N84" text:date-value="2014-06-19T17:18:48.457048907">2014-06-19</text:date><text:tab/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4T17:07:13.34</meta:creation-date>
    <dc:date>2014-06-19T17:18:48.442517000</dc:date>
    <meta:editing-duration>P3DT1H1M15S</meta:editing-duration>
    <meta:editing-cycles>16</meta:editing-cycles>
    <meta:generator>LibreOffice/4.2.4.2$MacOSX_X86_64 LibreOffice_project/63150712c6d317d27ce2db16eb94c2f3d7b699f8</meta:generator>
    <dc:title>XtremWeb-HEP Offering and Billing Requirements</dc:title>
    <dc:creator>Oleg Lodygensky</dc:creator>
    <meta:document-statistic meta:table-count="0" meta:image-count="0" meta:object-count="0" meta:page-count="2" meta:paragraph-count="40" meta:word-count="540" meta:character-count="3179" meta:non-whitespace-character-count="2630"/>
  </office:meta>
</office:document-meta>
</file>